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sExceptionForClassTypeTest.should_return_different_throw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owsExceptionForClassTypeTest.should_return_throwable_of_expected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